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D000000DDF1F7E11A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9591in"/>
    </style:style>
    <style:style style:name="co2" style:family="table-column">
      <style:table-column-properties fo:break-before="auto" style:column-width="0.5626in"/>
    </style:style>
    <style:style style:name="co3" style:family="table-column">
      <style:table-column-properties fo:break-before="auto" style:column-width="0.768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ESULTS" table:style-name="ta1">
        <table:shapes>
          <draw:frame draw:z-index="0" draw:style-name="gr1" draw:text-style-name="P1" svg:width="7.3417in" svg:height="2.9937in" svg:x="3.7764in" svg:y="0.6453in">
            <draw:object draw:notify-on-update-of-ranges="RESULTS.B2:RESULTS.B12 RESULTS.C1:RESULTS.C1 RESULTS.C2:RESULTS.C12 RESULTS.D1:RESULTS.D1 RESULTS.D2:RESULTS.D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ilesize</text:p>
          </table:table-cell>
          <table:table-cell office:value-type="string" calcext:value-type="string">
            <text:p>winsize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pcs</text:p>
          </table:table-cell>
        </table:table-row>
        <table:table-row table:style-name="ro1">
          <table:table-cell office:value-type="float" office:value="70000000000" calcext:value-type="float">
            <text:p>70000000000</text:p>
          </table:table-cell>
          <table:table-cell office:value-type="float" office:value="1" calcext:value-type="float">
            <text:p>1</text:p>
          </table:table-cell>
          <table:table-cell office:value-type="float" office:value="18.113826" calcext:value-type="float">
            <text:p>18.113826</text:p>
          </table:table-cell>
          <table:table-cell office:value-type="float" office:value="98.9863" calcext:value-type="float">
            <text:p>98.9863</text:p>
          </table:table-cell>
        </table:table-row>
        <table:table-row table:style-name="ro1">
          <table:table-cell office:value-type="float" office:value="70000000000" calcext:value-type="float">
            <text:p>70000000000</text:p>
          </table:table-cell>
          <table:table-cell office:value-type="float" office:value="2" calcext:value-type="float">
            <text:p>2</text:p>
          </table:table-cell>
          <table:table-cell office:value-type="float" office:value="18.299333" calcext:value-type="float">
            <text:p>18.2993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0000000000" calcext:value-type="float">
            <text:p>70000000000</text:p>
          </table:table-cell>
          <table:table-cell office:value-type="float" office:value="4" calcext:value-type="float">
            <text:p>4</text:p>
          </table:table-cell>
          <table:table-cell office:value-type="float" office:value="17.098086" calcext:value-type="float">
            <text:p>17.098086</text:p>
          </table:table-cell>
          <table:table-cell office:value-type="float" office:value="93.4356" calcext:value-type="float">
            <text:p>93.4356</text:p>
          </table:table-cell>
        </table:table-row>
        <table:table-row table:style-name="ro1">
          <table:table-cell office:value-type="float" office:value="70000000000" calcext:value-type="float">
            <text:p>70000000000</text:p>
          </table:table-cell>
          <table:table-cell office:value-type="float" office:value="8" calcext:value-type="float">
            <text:p>8</text:p>
          </table:table-cell>
          <table:table-cell office:value-type="float" office:value="15.175513" calcext:value-type="float">
            <text:p>15.175513</text:p>
          </table:table-cell>
          <table:table-cell office:value-type="float" office:value="82.9293" calcext:value-type="float">
            <text:p>82.9293</text:p>
          </table:table-cell>
        </table:table-row>
        <table:table-row table:style-name="ro1">
          <table:table-cell office:value-type="float" office:value="70000000000" calcext:value-type="float">
            <text:p>70000000000</text:p>
          </table:table-cell>
          <table:table-cell office:value-type="float" office:value="16" calcext:value-type="float">
            <text:p>16</text:p>
          </table:table-cell>
          <table:table-cell office:value-type="float" office:value="13.566544" calcext:value-type="float">
            <text:p>13.566544</text:p>
          </table:table-cell>
          <table:table-cell office:value-type="float" office:value="74.1368" calcext:value-type="float">
            <text:p>74.1368</text:p>
          </table:table-cell>
        </table:table-row>
        <table:table-row table:style-name="ro1">
          <table:table-cell office:value-type="float" office:value="70000000000" calcext:value-type="float">
            <text:p>70000000000</text:p>
          </table:table-cell>
          <table:table-cell office:value-type="float" office:value="32" calcext:value-type="float">
            <text:p>32</text:p>
          </table:table-cell>
          <table:table-cell office:value-type="float" office:value="12.193698" calcext:value-type="float">
            <text:p>12.193698</text:p>
          </table:table-cell>
          <table:table-cell office:value-type="float" office:value="66.6347" calcext:value-type="float">
            <text:p>66.6347</text:p>
          </table:table-cell>
        </table:table-row>
        <table:table-row table:style-name="ro1">
          <table:table-cell office:value-type="float" office:value="70000000000" calcext:value-type="float">
            <text:p>70000000000</text:p>
          </table:table-cell>
          <table:table-cell office:value-type="float" office:value="64" calcext:value-type="float">
            <text:p>64</text:p>
          </table:table-cell>
          <table:table-cell office:value-type="float" office:value="11.669777" calcext:value-type="float">
            <text:p>11.669777</text:p>
          </table:table-cell>
          <table:table-cell office:value-type="float" office:value="63.7716" calcext:value-type="float">
            <text:p>63.7716</text:p>
          </table:table-cell>
        </table:table-row>
        <table:table-row table:style-name="ro1">
          <table:table-cell office:value-type="float" office:value="70000000000" calcext:value-type="float">
            <text:p>70000000000</text:p>
          </table:table-cell>
          <table:table-cell office:value-type="float" office:value="128" calcext:value-type="float">
            <text:p>128</text:p>
          </table:table-cell>
          <table:table-cell office:value-type="float" office:value="10.847011" calcext:value-type="float">
            <text:p>10.847011</text:p>
          </table:table-cell>
          <table:table-cell office:value-type="float" office:value="59.2754" calcext:value-type="float">
            <text:p>59.2754</text:p>
          </table:table-cell>
        </table:table-row>
        <table:table-row table:style-name="ro1">
          <table:table-cell office:value-type="float" office:value="70000000000" calcext:value-type="float">
            <text:p>70000000000</text:p>
          </table:table-cell>
          <table:table-cell office:value-type="float" office:value="256" calcext:value-type="float">
            <text:p>256</text:p>
          </table:table-cell>
          <table:table-cell office:value-type="float" office:value="10.378044" calcext:value-type="float">
            <text:p>10.378044</text:p>
          </table:table-cell>
          <table:table-cell office:value-type="float" office:value="56.7127" calcext:value-type="float">
            <text:p>56.7127</text:p>
          </table:table-cell>
        </table:table-row>
        <table:table-row table:style-name="ro1">
          <table:table-cell office:value-type="float" office:value="70000000000" calcext:value-type="float">
            <text:p>70000000000</text:p>
          </table:table-cell>
          <table:table-cell office:value-type="float" office:value="512" calcext:value-type="float">
            <text:p>512</text:p>
          </table:table-cell>
          <table:table-cell office:value-type="float" office:value="9.956898" calcext:value-type="float">
            <text:p>9.956898</text:p>
          </table:table-cell>
          <table:table-cell office:value-type="float" office:value="54.4113" calcext:value-type="float">
            <text:p>54.4113</text:p>
          </table:table-cell>
        </table:table-row>
        <table:table-row table:style-name="ro1">
          <table:table-cell office:value-type="float" office:value="70000000000" calcext:value-type="float">
            <text:p>70000000000</text:p>
          </table:table-cell>
          <table:table-cell office:value-type="float" office:value="1024" calcext:value-type="float">
            <text:p>1024</text:p>
          </table:table-cell>
          <table:table-cell office:value-type="float" office:value="9.462603" calcext:value-type="float">
            <text:p>9.462603</text:p>
          </table:table-cell>
          <table:table-cell office:value-type="float" office:value="51.7101" calcext:value-type="float">
            <text:p>51.71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1"/>
      <number:text>%</number:text>
    </number:number-style>
    <number:number-style style:name="N122">
      <number:number number:decimal-places="1" number:min-integer-digits="1"/>
      <number:text>s</number:text>
    </number:number-style>
    <number:number-style style:name="N123">
      <number:number number:decimal-places="1" number:min-integer-digits="1"/>
      <number:text> s</number:text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6">00/00/0000</text:date>, <text:time style:data-style-name="N2" text:time-value="11:05:28.4186803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6T11:05:45.035436238</dc:date>
    <meta:editing-duration>PT37M</meta:editing-duration>
    <meta:editing-cycles>18</meta:editing-cycles>
    <meta:generator>LibreOffice/4.3.3.2$Linux_X86_64 LibreOffice_project/430m0$Build-2</meta:generator>
    <meta:document-statistic meta:table-count="1" meta:cell-count="4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0" number:min-integer-digits="1"/>
      <number:text>%</number:text>
    </number:number-style>
    <number:number-style style:name="N123">
      <number:number number:decimal-places="1" number:min-integer-digits="1"/>
      <number:text> s</number:text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dddddd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end"/>
      <style:graphic-properties svg:stroke-width="0.025cm" svg:stroke-color="#b3b3b3"/>
      <style:text-properties fo:color="#ffffff" fo:font-size="2pt" style:font-size-asian="10pt" style:font-size-complex="10pt"/>
    </style:style>
    <style:style style:name="ch6" style:family="chart" style:data-style-name="N123">
      <style:chart-properties chart:display-label="true" chart:logarithmic="false" chart:minimum="0" chart:maximum="20" chart:origin="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121">
      <style:chart-properties chart:display-label="true" chart:logarithmic="false" chart:minimum="0" chart:maximum="109.293601029065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23">
      <style:chart-properties chart:symbol-type="named-symbol" chart:symbol-name="square" chart:symbol-width="0.1cm" chart:symbol-height="0.1cm" chart:link-data-style-to-source="true" chart:label-position="bottom">
        <chart:symbol-image xlink:href="Pictures/2000000A000000DD000000DDF1F7E11A.svm" xlink:type="simple" xlink:actuate="onLoad"/>
      </style:chart-properties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21">
      <style:chart-properties chart:symbol-type="named-symbol" chart:symbol-name="diamond" chart:symbol-width="0.1cm" chart:symbol-height="0.1cm" chart:link-data-style-to-source="true" chart:data-label-number="value" chart:data-label-text="false" chart:data-label-symbol="false" chart:label-position="bottom"/>
      <style:graphic-properties svg:stroke-width="0.051cm" svg:stroke-color="#004586" draw:fill-color="#004586" dr3d:edge-rounding="5%"/>
      <style:text-properties fo:color="#004586" fo:font-size="10pt" style:font-size-asian="10pt" style:font-size-complex="10pt"/>
    </style:style>
    <style:style style:name="ch10" style:family="chart">
      <style:graphic-properties draw:stroke="solid" svg:stroke-width="0.025cm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649cm" svg:height="7.605cm" xlink:href=".." xlink:type="simple" chart:class="chart:line" chart:style-name="ch1">
        <chart:plot-area chart:style-name="ch2" table:cell-range-address="RESULTS.B1:RESULTS.D12" chart:data-source-has-labels="both" svg:x="0.372cm" svg:y="0.152cm" svg:width="17.905cm" svg:height="7.301cm">
          <chartooo:coordinate-region svg:x="1.615cm" svg:y="0.351cm" svg:width="15.497cm" svg:height="6.455cm"/>
          <chart:axis chart:dimension="x" chart:name="primary-x" chart:style-name="ch3" chartooo:axis-type="auto">
            <chartooo:date-scale/>
            <chart:categories table:cell-range-address="RESULTS.B2:RESULTS.B12"/>
            <chart:grid chart:style-name="ch4" chart:class="major"/>
          </chart:axis>
          <chart:axis chart:dimension="x" chart:name="secondary-x" chart:style-name="ch5"/>
          <chart:axis chart:dimension="y" chart:name="primary-y" chart:style-name="ch6">
            <chart:grid chart:style-name="ch4" chart:class="major"/>
          </chart:axis>
          <chart:axis chart:dimension="y" chart:name="secondary-y" chart:style-name="ch7"/>
          <chart:series chart:attached-axis="primary-y" chart:style-name="ch8" chart:values-cell-range-address="RESULTS.C2:RESULTS.C12" chart:label-cell-address="RESULTS.C1:RESULTS.C1" chart:class="chart:line">
            <chart:data-point chart:repeated="11"/>
          </chart:series>
          <chart:series chart:attached-axis="secondary-y" chart:style-name="ch9" chart:values-cell-range-address="RESULTS.D2:RESULTS.D12" chart:label-cell-address="RESULTS.D1:RESULTS.D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conds</text:p>
                <draw:g>
                  <svg:desc>RESULTS.C1:RESULTS.C1</svg:desc>
                </draw:g>
              </table:table-cell>
              <table:table-cell office:value-type="string">
                <text:p>pcs</text:p>
                <draw:g>
                  <svg:desc>RESULTS.D1:RESULTS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RESULTS.B2:RESULTS.B12</svg:desc>
                </draw:g>
              </table:table-cell>
              <table:table-cell office:value-type="float" office:value="18.113826">
                <text:p>18.113826</text:p>
                <draw:g>
                  <svg:desc>RESULTS.C2:RESULTS.C12</svg:desc>
                </draw:g>
              </table:table-cell>
              <table:table-cell office:value-type="float" office:value="98.9863">
                <text:p>98.9863</text:p>
                <draw:g>
                  <svg:desc>RESULTS.D2:RESULTS.D1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8.299333">
                <text:p>18.2993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7.098086">
                <text:p>17.098086</text:p>
              </table:table-cell>
              <table:table-cell office:value-type="float" office:value="93.4356">
                <text:p>93.435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5.175513">
                <text:p>15.175513</text:p>
              </table:table-cell>
              <table:table-cell office:value-type="float" office:value="82.9293">
                <text:p>82.929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3.566544">
                <text:p>13.566544</text:p>
              </table:table-cell>
              <table:table-cell office:value-type="float" office:value="74.1368">
                <text:p>74.136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2.193698">
                <text:p>12.193698</text:p>
              </table:table-cell>
              <table:table-cell office:value-type="float" office:value="66.6347">
                <text:p>66.634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1.669777">
                <text:p>11.669777</text:p>
              </table:table-cell>
              <table:table-cell office:value-type="float" office:value="63.7716">
                <text:p>63.771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0.847011">
                <text:p>10.847011</text:p>
              </table:table-cell>
              <table:table-cell office:value-type="float" office:value="59.2754">
                <text:p>59.275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0.378044">
                <text:p>10.378044</text:p>
              </table:table-cell>
              <table:table-cell office:value-type="float" office:value="56.7127">
                <text:p>56.7127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9.956898">
                <text:p>9.956898</text:p>
              </table:table-cell>
              <table:table-cell office:value-type="float" office:value="54.4113">
                <text:p>54.4113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9.462603">
                <text:p>9.462603</text:p>
              </table:table-cell>
              <table:table-cell office:value-type="float" office:value="51.7101">
                <text:p>51.71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